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4f62e"/>
    </style:style>
    <style:style style:name="P2" style:family="paragraph" style:parent-style-name="Standard" style:master-page-name="">
      <loext:graphic-properties draw:fill="none"/>
      <style:paragraph-properties fo:margin-left="15.5mm" fo:margin-right="0mm" fo:text-indent="0mm" style:auto-text-indent="false" style:page-number="auto" fo:background-color="transparent"/>
      <style:text-properties officeooo:rsid="0014f62e" officeooo:paragraph-rsid="0014f62e"/>
    </style:style>
    <style:style style:name="P3" style:family="paragraph" style:parent-style-name="Standard">
      <loext:graphic-properties draw:fill="none"/>
      <style:paragraph-properties fo:margin-left="15.5mm" fo:margin-right="0mm" fo:text-indent="0mm" style:auto-text-indent="false" fo:background-color="transparent"/>
      <style:text-properties fo:font-size="6pt" officeooo:rsid="0014f62e" officeooo:paragraph-rsid="0014f62e" style:font-size-asian="6pt" style:font-size-complex="6pt"/>
    </style:style>
    <style:style style:name="P4" style:family="paragraph" style:parent-style-name="Text_20_body">
      <style:text-properties officeooo:rsid="0014f62e" officeooo:paragraph-rsid="0014f62e"/>
    </style:style>
    <style:style style:name="P5" style:family="paragraph" style:parent-style-name="Text_20_body">
      <loext:graphic-properties draw:fill="none"/>
      <style:paragraph-properties fo:margin-left="15.5mm" fo:margin-right="0mm" fo:text-indent="0mm" style:auto-text-indent="false" fo:background-color="transparent"/>
      <style:text-properties fo:font-size="6pt" officeooo:rsid="0014f62e" officeooo:paragraph-rsid="0014f62e" style:font-size-asian="6pt" style:font-size-complex="6pt"/>
    </style:style>
    <style:style style:name="P6" style:family="paragraph" style:parent-style-name="Title">
      <style:text-properties officeooo:rsid="0014f62e" officeooo:paragraph-rsid="0014f62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62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4f62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normal" officeooo:rsid="0014f62e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sideracoes sobre o estado dos dados.</text:p>
      <text:p text:style-name="P4"/>
      <text:list xml:id="list7268243665062750335" text:style-name="L1">
        <text:list-item>
          <text:p text:style-name="P1"><text:bookmark text:name="docs-internal-guid-b9fa1006-5a5b-d909-526a-028a5fe6b6f2"/><text:span text:style-name="T2">Como foram utilizados 228 </text:span><text:span text:style-name="T3">data sets</text:span><text:span text:style-name="T5"> </text:span><text:span text:style-name="T2">desbalanceados artificialmente, 3 algoritmos de classificação, 5 cenários de treinamento, 5 medidas de performance diferentes e 3 medições de performance, então foram coletadas aproximadamente 51300 medições.</text:span></text:p>
        </text:list-item>
        <text:list-item>
          <text:p text:style-name="P1"><text:span text:style-name="T2">Na ultima medicao, tinhamos as seguintes informacoes faltantes: </text:span></text:p>
        </text:list-item>
      </text:list>
      <text:p text:style-name="P2"><text:span text:style-name="T1">Total: 2811</text:span></text:p>
      <text:p text:style-name="P3"><text:span text:style-name="T4">$classif.ksvm_Accuracy_weight_space_TRUE</text:span></text:p>
      <text:p text:style-name="P3"><text:span text:style-name="T4">[1] 225</text:span></text:p>
      <text:p text:style-name="P3"/>
      <text:p text:style-name="P3"><text:span text:style-name="T4">$`classif.ksvm_Area under the curve_weight_space_TRUE`</text:span></text:p>
      <text:p text:style-name="P3"><text:span text:style-name="T4">[1] 224</text:span></text:p>
      <text:p text:style-name="P3"/>
      <text:p text:style-name="P3"><text:span text:style-name="T4">$`classif.ksvm_F1 measure_weight_space_TRUE`</text:span></text:p>
      <text:p text:style-name="P3"><text:span text:style-name="T4">[1] 225</text:span></text:p>
      <text:p text:style-name="P3"/>
      <text:p text:style-name="P3"><text:span text:style-name="T4">$`classif.ksvm_G-mean_weight_space_TRUE`</text:span></text:p>
      <text:p text:style-name="P3"><text:span text:style-name="T4">[1] 225</text:span></text:p>
      <text:p text:style-name="P3"/>
      <text:p text:style-name="P3"><text:span text:style-name="T4">$`classif.ksvm_Matthews correlation coefficient_weight_space_TRUE`</text:span></text:p>
      <text:p text:style-name="P3"><text:span text:style-name="T4">[1] 225</text:span></text:p>
      <text:p text:style-name="P3"><text:span text:style-name="T4"/></text:p>
      <text:p text:style-name="P3"><text:span text:style-name="T4">$classif.randomForest_Accuracy_weight_space_TRUE</text:span></text:p>
      <text:p text:style-name="P3"><text:span text:style-name="T4">[1] 225</text:span></text:p>
      <text:p text:style-name="P3"><text:span text:style-name="T4"/></text:p>
      <text:p text:style-name="P3"><text:span text:style-name="T4">$`classif.randomForest_Area under the curve_weight_space_TRUE`</text:span></text:p>
      <text:p text:style-name="P3"><text:span text:style-name="T4">[1] 225</text:span></text:p>
      <text:p text:style-name="P3"><text:span text:style-name="T4"/></text:p>
      <text:p text:style-name="P3"><text:span text:style-name="T4">$`classif.randomForest_F1 measure_weight_space_TRUE`</text:span></text:p>
      <text:p text:style-name="P3"><text:span text:style-name="T4">[1] 225</text:span></text:p>
      <text:p text:style-name="P3"><text:span text:style-name="T4"/></text:p>
      <text:p text:style-name="P3"><text:span text:style-name="T4">$`classif.randomForest_G-mean_weight_space_TRUE`</text:span></text:p>
      <text:p text:style-name="P3"><text:span text:style-name="T4">[1] 225</text:span></text:p>
      <text:p text:style-name="P3"><text:span text:style-name="T4"/></text:p>
      <text:p text:style-name="P3"><text:span text:style-name="T4">$`classif.randomForest_Matthews correlation coefficient_ruspool_TRUE`</text:span></text:p>
      <text:p text:style-name="P3"><text:span text:style-name="T4">[1] 228</text:span></text:p>
      <text:p text:style-name="P3"><text:span text:style-name="T4"/></text:p>
      <text:p text:style-name="P3"><text:span text:style-name="T4">$classif.randomForest_Accuracy_sampling_SMOTE</text:span></text:p>
      <text:p text:style-name="P3"><text:span text:style-name="T4">[1] 38</text:span></text:p>
      <text:p text:style-name="P3"><text:span text:style-name="T4"/></text:p>
      <text:p text:style-name="P3"><text:span text:style-name="T4">$`classif.randomForest_Area under the curve_sampling_ADASYN`</text:span></text:p>
      <text:p text:style-name="P3"><text:span text:style-name="T4">[1] 51</text:span></text:p>
      <text:p text:style-name="P3"><text:span text:style-name="T4"/></text:p>
      <text:p text:style-name="P3"><text:span text:style-name="T4">$`classif.randomForest_F1 measure_sampling_SMOTE`</text:span></text:p>
      <text:p text:style-name="P3"><text:span text:style-name="T4">[1] 41</text:span></text:p>
      <text:p text:style-name="P3"><text:span text:style-name="T4"/></text:p>
      <text:p text:style-name="P3"><text:span text:style-name="T4">$`classif.randomForest_F1 measure_sampling_ADASYN`</text:span></text:p>
      <text:p text:style-name="P3"><text:span text:style-name="T4">[1] 42</text:span></text:p>
      <text:p text:style-name="P3"><text:span text:style-name="T4"/></text:p>
      <text:p text:style-name="P3"><text:span text:style-name="T4">$`classif.randomForest_G-mean_sampling_SMOTE`</text:span></text:p>
      <text:p text:style-name="P3"><text:span text:style-name="T4">[1] 35</text:span></text:p>
      <text:p text:style-name="P3"><text:span text:style-name="T4"/></text:p>
      <text:p text:style-name="P3"><text:span text:style-name="T4">$`classif.randomForest_G-mean_sampling_ADASYN`</text:span></text:p>
      <text:p text:style-name="P3"><text:span text:style-name="T4">[1] 42</text:span></text:p>
      <text:p text:style-name="P3"><text:span text:style-name="T4"/></text:p>
      <text:p text:style-name="P3"><text:span text:style-name="T4">$`classif.randomForest_Matthews correlation coefficient_sampling_ADASYN`</text:span></text:p>
      <text:p text:style-name="P3"><text:span text:style-name="T4">[1] 46</text:span></text:p>
      <text:p text:style-name="P3"><text:span text:style-name="T4"/></text:p>
      <text:p text:style-name="P3"><text:span text:style-name="T4">$classif.randomForest_Accuracy_sampling_ADASYN</text:span></text:p>
      <text:p text:style-name="P3"><text:span text:style-name="T4">[1] 50</text:span></text:p>
      <text:p text:style-name="P3"><text:span text:style-name="T4"/></text:p>
      <text:p text:style-name="P3"><text:span text:style-name="T4">$`classif.randomForest_Area under the curve_sampling_SMOTE`</text:span></text:p>
      <text:p text:style-name="P3"><text:span text:style-name="T4">[1] 37</text:span></text:p>
      <text:p text:style-name="P3"><text:span text:style-name="T4"/></text:p>
      <text:p text:style-name="P3"><text:span text:style-name="T4">$`classif.randomForest_Matthews correlation coefficient_sampling_SMOTE`</text:span></text:p>
      <text:p text:style-name="P3"><text:span text:style-name="T4">[1] 37</text:span></text:p>
      <text:p text:style-name="P3"><text:span text:style-name="T4"/></text:p>
      <text:p text:style-name="P3"><text:span text:style-name="T4">$`classif.randomForest_Matthews correlation coefficient_weight_space_TRUE`</text:span></text:p>
      <text:p text:style-name="P3"><text:span text:style-name="T4">[1] 18</text:span></text:p>
      <text:p text:style-name="P3"><text:span text:style-name="T4"/></text:p>
      <text:p text:style-name="P3"><text:span text:style-name="T4">$`classif.randomForest_Area under the curve_ruspool_TRUE`</text:span></text:p>
      <text:p text:style-name="P3"><text:span text:style-name="T4">[1] 13</text:span></text:p>
      <text:p text:style-name="P3"><text:span text:style-name="T4"/></text:p>
      <text:p text:style-name="P3"><text:span text:style-name="T4">$`classif.randomForest_F1 measure_ruspool_TRUE`</text:span></text:p>
      <text:p text:style-name="P3"><text:span text:style-name="T4">[1] 10</text:span></text:p>
      <text:p text:style-name="P3"><text:span text:style-name="T4"/></text:p>
      <text:p text:style-name="P3"><text:span text:style-name="T4">$`classif.ksvm_Area under the curve_sampling_SMOTE`</text:span></text:p>
      <text:p text:style-name="P3"><text:span text:style-name="T4">[1] 5</text:span></text:p>
      <text:p text:style-name="P3"><text:span text:style-name="T4"/></text:p>
      <text:p text:style-name="P3"><text:span text:style-name="T4">$`classif.ksvm_Area under the curve_sampling_ADASYN`</text:span></text:p>
      <text:p text:style-name="P3"><text:span text:style-name="T4">[1] 14</text:span></text:p>
      <text:p text:style-name="P3"><text:span text:style-name="T4"/></text:p>
      <text:p text:style-name="P3"><text:span text:style-name="T4">$classif.randomForest_Accuracy_ruspool_TRUE</text:span></text:p>
      <text:p text:style-name="P3"><text:span text:style-name="T4">[1] 8</text:span></text:p>
      <text:p text:style-name="P3"><text:span text:style-name="T4"/></text:p>
      <text:p text:style-name="P3"><text:span text:style-name="T4">$`classif.randomForest_G-mean_ruspool_TRUE`</text:span></text:p>
      <text:p text:style-name="P3"><text:span text:style-name="T4">[1] 9</text:span></text:p>
      <text:p text:style-name="P3"><text:soft-page-break/><text:span text:style-name="T4"/></text:p>
      <text:p text:style-name="P3"><text:span text:style-name="T4">$`classif.ksvm_Area under the curve_ruspool_TRUE`</text:span></text:p>
      <text:p text:style-name="P3"><text:span text:style-name="T4">[1] 4</text:span></text:p>
      <text:p text:style-name="P3"><text:span text:style-name="T4"/></text:p>
      <text:p text:style-name="P3"><text:span text:style-name="T4">$`classif.ksvm_F1 measure_sampling_SMOTE`</text:span></text:p>
      <text:p text:style-name="P3"><text:span text:style-name="T4">[1] 2</text:span></text:p>
      <text:p text:style-name="P3"><text:span text:style-name="T4"/></text:p>
      <text:p text:style-name="P3"><text:span text:style-name="T4">$`classif.xgboost_Matthews correlation coefficient_ruspool_TRUE`</text:span></text:p>
      <text:p text:style-name="P3"><text:span text:style-name="T4">[1] 4</text:span></text:p>
      <text:p text:style-name="P3"><text:span text:style-name="T4"/></text:p>
      <text:p text:style-name="P3"><text:span text:style-name="T4">$classif.ksvm_Accuracy_sampling_ADASYN</text:span></text:p>
      <text:p text:style-name="P3"><text:span text:style-name="T4">[1] 7</text:span></text:p>
      <text:p text:style-name="P3"><text:span text:style-name="T4"/></text:p>
      <text:p text:style-name="P3"><text:span text:style-name="T4">$`classif.ksvm_F1 measure_sampling_ADASYN`</text:span></text:p>
      <text:p text:style-name="P3"><text:span text:style-name="T4">[1] 7</text:span></text:p>
      <text:p text:style-name="P3"><text:span text:style-name="T4"/></text:p>
      <text:p text:style-name="P3"><text:span text:style-name="T4">$`classif.ksvm_G-mean_sampling_ADASYN`</text:span></text:p>
      <text:p text:style-name="P3"><text:span text:style-name="T4">[1] 7</text:span></text:p>
      <text:p text:style-name="P3"><text:span text:style-name="T4"/></text:p>
      <text:p text:style-name="P3"><text:span text:style-name="T4">$`classif.ksvm_Matthews correlation coefficient_sampling_ADASYN`</text:span></text:p>
      <text:p text:style-name="P3"><text:span text:style-name="T4">[1] 7</text:span></text:p>
      <text:p text:style-name="P3"><text:span text:style-name="T4"/></text:p>
      <text:p text:style-name="P3"><text:span text:style-name="T4">$classif.ksvm_Accuracy_ruspool_TRUE</text:span></text:p>
      <text:p text:style-name="P3"><text:span text:style-name="T4">[1] 3</text:span></text:p>
      <text:p text:style-name="P3"><text:span text:style-name="T4"/></text:p>
      <text:p text:style-name="P3"><text:span text:style-name="T4">$`classif.ksvm_F1 measure_ruspool_TRUE`</text:span></text:p>
      <text:p text:style-name="P3"><text:span text:style-name="T4">[1] 3</text:span></text:p>
      <text:p text:style-name="P3"><text:span text:style-name="T4"/></text:p>
      <text:p text:style-name="P3"><text:span text:style-name="T4">$`classif.ksvm_G-mean_ruspool_TRUE`</text:span></text:p>
      <text:p text:style-name="P3"><text:span text:style-name="T4">[1] 3</text:span></text:p>
      <text:p text:style-name="P3"><text:span text:style-name="T4"/></text:p>
      <text:p text:style-name="P3"><text:span text:style-name="T4">$`classif.ksvm_Matthews correlation coefficient_ruspool_TRUE`</text:span></text:p>
      <text:p text:style-name="P3"><text:span text:style-name="T4">[1] 3</text:span></text:p>
      <text:p text:style-name="P3"><text:span text:style-name="T4"/></text:p>
      <text:p text:style-name="P3"><text:span text:style-name="T4">$classif.xgboost_Accuracy_ruspool_TRUE</text:span></text:p>
      <text:p text:style-name="P3"><text:span text:style-name="T4">[1] 3</text:span></text:p>
      <text:p text:style-name="P3"><text:span text:style-name="T4"/></text:p>
      <text:p text:style-name="P3"><text:span text:style-name="T4">$`classif.xgboost_Area under the curve_ruspool_TRUE`</text:span></text:p>
      <text:p text:style-name="P3"><text:span text:style-name="T4">[1] 3</text:span></text:p>
      <text:p text:style-name="P3"><text:span text:style-name="T4"/></text:p>
      <text:p text:style-name="P3"><text:span text:style-name="T4">$`classif.xgboost_F1 measure_ruspool_TRUE`</text:span></text:p>
      <text:p text:style-name="P3"><text:span text:style-name="T4">[1] 3</text:span></text:p>
      <text:p text:style-name="P3"><text:span text:style-name="T4"/></text:p>
      <text:p text:style-name="P3"><text:span text:style-name="T4">$`classif.xgboost_G-mean_ruspool_TRUE`</text:span></text:p>
      <text:p text:style-name="P3"><text:span text:style-name="T4">[1] 3</text:span></text:p>
      <text:p text:style-name="P3"><text:span text:style-name="T4"/></text:p>
      <text:p text:style-name="P3"><text:span text:style-name="T4">$classif.ksvm_Accuracy_sampling_SMOTE</text:span></text:p>
      <text:p text:style-name="P3"><text:span text:style-name="T4">[1] 1</text:span></text:p>
      <text:p text:style-name="P3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8:24:17.554153119</meta:creation-date>
    <dc:date>2017-10-26T18:27:31.664603249</dc:date>
    <meta:editing-duration>PT3M14S</meta:editing-duration>
    <meta:editing-cycles>1</meta:editing-cycles>
    <meta:document-statistic meta:table-count="0" meta:image-count="0" meta:object-count="0" meta:page-count="2" meta:paragraph-count="90" meta:word-count="231" meta:character-count="2755" meta:non-whitespace-character-count="2615"/>
    <meta:generator>LibreOffice/5.1.4.2$Linux_X86_64 LibreOffice_project/10m0$Build-2</meta:generator>
  </office:meta>
</office:document-meta>
</file>